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94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5.15mm"/>
    </style:style>
    <style:style style:name="co13" style:family="table-column">
      <style:table-column-properties fo:break-before="auto" style:column-width="18.84mm"/>
    </style:style>
    <style:style style:name="co14" style:family="table-column">
      <style:table-column-properties fo:break-before="auto" style:column-width="7.78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20.5mm"/>
    </style:style>
    <style:style style:name="co17" style:family="table-column">
      <style:table-column-properties fo:break-before="auto" style:column-width="12.61mm"/>
    </style:style>
    <style:style style:name="co18" style:family="table-column">
      <style:table-column-properties fo:break-before="auto" style:column-width="7.97mm"/>
    </style:style>
    <style:style style:name="co19" style:family="table-column">
      <style:table-column-properties fo:break-before="auto" style:column-width="27.92mm"/>
    </style:style>
    <style:style style:name="co20" style:family="table-column">
      <style:table-column-properties fo:break-before="auto" style:column-width="4.89mm"/>
    </style:style>
    <style:style style:name="co21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3.335748" calcext:value-type="float">
            <text:p>3,336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3.335748" calcext:value-type="float">
            <text:p>3,336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3.595759" calcext:value-type="float">
            <text:p>3,596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3.595759" calcext:value-type="float">
            <text:p>3,596</text:p>
          </table:table-cell>
          <table:table-cell table:style-name="ce4" table:formula="of:=[.E6]/[.$E$5]" office:value-type="float" office:value="1.0779468353125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32.788986" calcext:value-type="float">
            <text:p>32,789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32.788986" calcext:value-type="float">
            <text:p>32,789</text:p>
          </table:table-cell>
          <table:table-cell table:style-name="ce4" table:formula="of:=[.E7]/[.$E$5]" office:value-type="float" office:value="9.82957525568478" calcext:value-type="float">
            <text:p>9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140.292796" calcext:value-type="float">
            <text:p>140,293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140.292796" calcext:value-type="float">
            <text:p>140,293</text:p>
          </table:table-cell>
          <table:table-cell table:style-name="ce4" table:formula="of:=[.E8]/[.$E$5]" office:value-type="float" office:value="42.0573724394049" calcext:value-type="float">
            <text:p>42,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32.329381" calcext:value-type="float">
            <text:p>32,329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0.162170751119547" calcext:value-type="float">
            <text:p>0,162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32.746082" calcext:value-type="float">
            <text:p>32,746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0.160107093117277" calcext:value-type="float">
            <text:p>0,160</text:p>
          </table:table-cell>
          <table:table-cell table:style-name="ce4" table:formula="of:=[.E15]/[.$E$14]" office:value-type="float" office:value="0.987274782980144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18.303052" calcext:value-type="float">
            <text:p>18,303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0.286448402157192" calcext:value-type="float">
            <text:p>0,286</text:p>
          </table:table-cell>
          <table:table-cell table:style-name="ce4" table:formula="of:=[.E16]/[.$E$14]" office:value-type="float" office:value="1.76633825877783" calcext:value-type="float">
            <text:p>1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144974" calcext:value-type="float">
            <text:p>0,145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36.1642777325589" calcext:value-type="float">
            <text:p>36,164</text:p>
          </table:table-cell>
          <table:table-cell table:style-name="ce4" table:formula="of:=[.E17]/[.$E$14]" office:value-type="float" office:value="223.001234704154" calcext:value-type="float">
            <text:p>223,0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76" calcext:value-type="float">
            <text:p>0,976</text:p>
          </table:table-cell>
          <table:table-cell office:value-type="float" office:value="1.356" calcext:value-type="float">
            <text:p>1,356</text:p>
          </table:table-cell>
          <table:table-cell office:value-type="float" office:value="3.335748" calcext:value-type="float">
            <text:p>3,33574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52" calcext:value-type="float">
            <text:p>1,152</text:p>
          </table:table-cell>
          <table:table-cell office:value-type="float" office:value="1.46" calcext:value-type="float">
            <text:p>1,46</text:p>
          </table:table-cell>
          <table:table-cell office:value-type="float" office:value="3.595759" calcext:value-type="float">
            <text:p>3,59575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.976" calcext:value-type="float">
            <text:p>16,976</text:p>
          </table:table-cell>
          <table:table-cell office:value-type="float" office:value="27" calcext:value-type="float">
            <text:p>27</text:p>
          </table:table-cell>
          <table:table-cell office:value-type="float" office:value="32.788986" calcext:value-type="float">
            <text:p>32,78898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.712" calcext:value-type="float">
            <text:p>117,712</text:p>
          </table:table-cell>
          <table:table-cell office:value-type="float" office:value="22.472" calcext:value-type="float">
            <text:p>22,472</text:p>
          </table:table-cell>
          <table:table-cell office:value-type="float" office:value="140.292796" calcext:value-type="float">
            <text:p>140,292796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2.328" calcext:value-type="float">
            <text:p>32,328</text:p>
          </table:table-cell>
          <table:table-cell office:value-type="float" office:value="0" calcext:value-type="float">
            <text:p>0</text:p>
          </table:table-cell>
          <table:table-cell office:value-type="float" office:value="32.329381" calcext:value-type="float">
            <text:p>32,32938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32.748" calcext:value-type="float">
            <text:p>32,748</text:p>
          </table:table-cell>
          <table:table-cell office:value-type="float" office:value="0" calcext:value-type="float">
            <text:p>0</text:p>
          </table:table-cell>
          <table:table-cell office:value-type="float" office:value="32.746082" calcext:value-type="float">
            <text:p>32,74608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59.948" calcext:value-type="float">
            <text:p>59,948</text:p>
          </table:table-cell>
          <table:table-cell office:value-type="float" office:value="0.172" calcext:value-type="float">
            <text:p>0,172</text:p>
          </table:table-cell>
          <table:table-cell office:value-type="float" office:value="18.303052" calcext:value-type="float">
            <text:p>18,30305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,12</text:p>
          </table:table-cell>
          <table:table-cell office:value-type="float" office:value="0.024" calcext:value-type="float">
            <text:p>0,024</text:p>
          </table:table-cell>
          <table:table-cell office:value-type="float" office:value="0.144974" calcext:value-type="float">
            <text:p>0,144974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 table:number-rows-repeated="5">
          <table:table-cell table:number-columns-repeated="15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 style:data-style-name="N2" text:time-value="17:58:15.123325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0-29T18:07:33.470629665</dc:date>
    <meta:editing-duration>PT6H47M28S</meta:editing-duration>
    <meta:editing-cycles>28</meta:editing-cycles>
    <meta:generator>LibreOffice/5.3.1.2$Linux_X86_64 LibreOffice_project/30m0$Build-2</meta:generator>
    <meta:document-statistic meta:table-count="3" meta:cell-count="122" meta:object-count="0"/>
  </office:meta>
</office:document-meta>
</file>